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OCUMENTACJA PLIKU first_ui.fxml</text:p>
      <text:p text:style-name="Text_20_body">Opis: Plik FXML definiuje układ głównego interfejsu użytkownika aplikacji, wykorzystując <text:span text:style-name="Source_20_Text">BorderPane</text:span> z sekcjami top, bottom, left, right i center.</text:p>
      <text:list text:style-name="L1">
        <text:list-item>
          <text:p text:style-name="P1">Deklaracja root i kontrolera</text:p>
        </text:list-item>
      </text:list>
      <text:p text:style-name="Preformatted_20_Text"><text:span text:style-name="Source_20_Text">&lt;BorderPane xmlns:fx="http://javafx.com/fxml/1"</text:span></text:p>
      <text:p text:style-name="Preformatted_20_Text"><text:span text:style-name="Source_20_Text"><text:s text:c="12"/>xmlns="http://javafx.com/javafx/21"</text:span></text:p>
      <text:p text:style-name="P2"><text:span text:style-name="Source_20_Text"><text:s text:c="12"/>fx:controller="com.netit.Application_run_time"&gt;</text:span></text:p>
      <text:p text:style-name="Text_20_body">Opis:</text:p>
      <text:list text:style-name="L2">
        <text:list-item>
          <text:p text:style-name="P3"><text:span text:style-name="Source_20_Text">xmlns:fx</text:span> i <text:span text:style-name="Source_20_Text">xmlns</text:span> – przestrzenie nazw FXML i JavaFX w wersji 21.</text:p>
        </text:list-item>
        <text:list-item>
          <text:p text:style-name="P3"><text:span text:style-name="Source_20_Text">fx:controller</text:span> – pełna ścieżka do klasy kontrolera (<text:span text:style-name="Source_20_Text">Application_run_time</text:span>).</text:p>
        </text:list-item>
      </text:list>
      <text:list text:style-name="L3">
        <text:list-item>
          <text:p text:style-name="P4">Sekcja top</text:p>
        </text:list-item>
      </text:list>
      <text:p text:style-name="Preformatted_20_Text"><text:span text:style-name="Source_20_Text">&lt;top&gt;</text:span></text:p>
      <text:p text:style-name="Preformatted_20_Text"><text:span text:style-name="Source_20_Text"><text:s text:c="4"/>&lt;HBox fx:id="HBox_heder"&gt;</text:span></text:p>
      <text:p text:style-name="Preformatted_20_Text"><text:span text:style-name="Source_20_Text"><text:s text:c="8"/>&lt;Label fx:id="heder_inf" styleClass="less-important-text"/&gt;</text:span></text:p>
      <text:p text:style-name="Preformatted_20_Text"><text:span text:style-name="Source_20_Text"><text:s text:c="4"/>&lt;/HBox&gt;</text:span></text:p>
      <text:p text:style-name="P2"><text:span text:style-name="Source_20_Text">&lt;/top&gt;</text:span></text:p>
      <text:p text:style-name="Text_20_body">Opis:</text:p>
      <text:list text:style-name="L4">
        <text:list-item>
          <text:p text:style-name="P5"><text:span text:style-name="Source_20_Text">HBox_heder</text:span> – kontener poziomy w górnej części okna.</text:p>
        </text:list-item>
        <text:list-item>
          <text:p text:style-name="P5"><text:span text:style-name="Source_20_Text">Label</text:span> o id <text:span text:style-name="Source_20_Text">heder_inf</text:span> wyświetla nagłówek, stylizowany klasą CSS <text:span text:style-name="Source_20_Text">less-important-text</text:span>.</text:p>
        </text:list-item>
      </text:list>
      <text:list text:style-name="L5">
        <text:list-item>
          <text:p text:style-name="P6">Sekcja bottom</text:p>
        </text:list-item>
      </text:list>
      <text:p text:style-name="Preformatted_20_Text"><text:span text:style-name="Source_20_Text">&lt;bottom&gt;</text:span></text:p>
      <text:p text:style-name="Preformatted_20_Text"><text:span text:style-name="Source_20_Text"><text:s text:c="4"/>&lt;HBox fx:id="HBox_footer"&gt;</text:span></text:p>
      <text:p text:style-name="Preformatted_20_Text"><text:span text:style-name="Source_20_Text"><text:s text:c="8"/>&lt;Label fx:id="footer_inf" styleClass="less-important-text"/&gt;</text:span></text:p>
      <text:p text:style-name="Preformatted_20_Text"><text:span text:style-name="Source_20_Text"><text:s text:c="4"/>&lt;/HBox&gt;</text:span></text:p>
      <text:p text:style-name="P2"><text:span text:style-name="Source_20_Text">&lt;/bottom&gt;</text:span></text:p>
      <text:p text:style-name="Text_20_body">Opis:</text:p>
      <text:list text:style-name="L6">
        <text:list-item>
          <text:p text:style-name="P7"><text:span text:style-name="Source_20_Text">HBox_footer</text:span> – kontener poziomy w dolnej części.</text:p>
        </text:list-item>
        <text:list-item>
          <text:p text:style-name="P7"><text:span text:style-name="Source_20_Text">Label</text:span> <text:span text:style-name="Source_20_Text">footer_inf</text:span> wyświetla stopkę, również z klasą <text:span text:style-name="Source_20_Text">less-important-text</text:span>.</text:p>
        </text:list-item>
      </text:list>
      <text:list text:style-name="L7">
        <text:list-item>
          <text:p text:style-name="P8">Sekcja left</text:p>
        </text:list-item>
      </text:list>
      <text:p text:style-name="Preformatted_20_Text"><text:span text:style-name="Source_20_Text">&lt;left&gt;</text:span></text:p>
      <text:p text:style-name="Preformatted_20_Text"><text:span text:style-name="Source_20_Text"><text:s text:c="4"/>&lt;VBox fx:id="VBox_left" styleClass="dark-panel"&gt;</text:span></text:p>
      <text:p text:style-name="Preformatted_20_Text"><text:span text:style-name="Source_20_Text"><text:s text:c="8"/>&lt;Button fx:id="linux_b" styleClass="image-button" onAction="#add_linux"/&gt;</text:span></text:p>
      <text:p text:style-name="Preformatted_20_Text"><text:span text:style-name="Source_20_Text"><text:s text:c="8"/>&lt;Button fx:id="windows_b" styleClass="image-button" onAction="#add_windows"/&gt;</text:span></text:p>
      <text:p text:style-name="Preformatted_20_Text"><text:span text:style-name="Source_20_Text"><text:s text:c="8"/>&lt;Button fx:id="switch_b" styleClass="image-button" onAction="#add_switch"/&gt;</text:span></text:p>
      <text:p text:style-name="Preformatted_20_Text"><text:span text:style-name="Source_20_Text"><text:s text:c="8"/>&lt;Button fx:id="ruter_b" styleClass="image-button" onAction="#add_router"/&gt;</text:span></text:p>
      <text:p text:style-name="Preformatted_20_Text"><text:span text:style-name="Source_20_Text"><text:s text:c="8"/>&lt;Button fx:id="linux_server_b" styleClass="image-button" onAction="#add_linux_server"/&gt;</text:span></text:p>
      <text:p text:style-name="Preformatted_20_Text"><text:soft-page-break/><text:span text:style-name="Source_20_Text"><text:s text:c="8"/>&lt;Button fx:id="windows_server_b" styleClass="image-button" onAction="#add_windows_server"/&gt;</text:span></text:p>
      <text:p text:style-name="Preformatted_20_Text"><text:span text:style-name="Source_20_Text"><text:s text:c="4"/>&lt;/VBox&gt;</text:span></text:p>
      <text:p text:style-name="P2"><text:span text:style-name="Source_20_Text">&lt;/left&gt;</text:span></text:p>
      <text:p text:style-name="Text_20_body">Opis:</text:p>
      <text:list text:style-name="L8">
        <text:list-item>
          <text:p text:style-name="P9"><text:span text:style-name="Source_20_Text">VBox_left</text:span> – pionowy panel boczny z klasą CSS <text:span text:style-name="Source_20_Text">dark-panel</text:span>.</text:p>
        </text:list-item>
        <text:list-item>
          <text:p text:style-name="P9">Każdy <text:span text:style-name="Source_20_Text">Button</text:span> reprezentuje typ urządzenia, ma odpowiedni <text:span text:style-name="Source_20_Text">fx:id</text:span>, klasę <text:span text:style-name="Source_20_Text">image-button</text:span> i przypisane <text:span text:style-name="Source_20_Text">onAction</text:span> do metod w kontrolerze.</text:p>
        </text:list-item>
      </text:list>
      <text:list text:style-name="L9">
        <text:list-item>
          <text:p text:style-name="P10">Sekcja right</text:p>
        </text:list-item>
      </text:list>
      <text:p text:style-name="Preformatted_20_Text"><text:span text:style-name="Source_20_Text">&lt;right&gt;</text:span></text:p>
      <text:p text:style-name="Preformatted_20_Text"><text:span text:style-name="Source_20_Text"><text:s text:c="4"/>&lt;VBox fx:id="VBox_right" styleClass="dark-panel"&gt;</text:span></text:p>
      <text:p text:style-name="Preformatted_20_Text"><text:span text:style-name="Source_20_Text"><text:s text:c="8"/>&lt;Label fx:id="right_inf" styleClass="right-info-label"/&gt;</text:span></text:p>
      <text:p text:style-name="Preformatted_20_Text"><text:span text:style-name="Source_20_Text"><text:s text:c="4"/>&lt;/VBox&gt;</text:span></text:p>
      <text:p text:style-name="P2"><text:span text:style-name="Source_20_Text">&lt;/right&gt;</text:span></text:p>
      <text:p text:style-name="Text_20_body">Opis:</text:p>
      <text:list text:style-name="L10">
        <text:list-item>
          <text:p text:style-name="P11"><text:span text:style-name="Source_20_Text">VBox_right</text:span> – pionowy panel boczny po prawej stronie, styl <text:span text:style-name="Source_20_Text">dark-panel</text:span>.</text:p>
        </text:list-item>
        <text:list-item>
          <text:p text:style-name="P11"><text:span text:style-name="Source_20_Text">Label</text:span> <text:span text:style-name="Source_20_Text">right_inf</text:span> wyświetla informacje o użytkowniku i libvirt, styl <text:span text:style-name="Source_20_Text">right-info-label</text:span>.</text:p>
        </text:list-item>
      </text:list>
      <text:list text:style-name="L11">
        <text:list-item>
          <text:p text:style-name="P12">Sekcja center</text:p>
        </text:list-item>
      </text:list>
      <text:p text:style-name="Preformatted_20_Text"><text:span text:style-name="Source_20_Text">&lt;center&gt;</text:span></text:p>
      <text:p text:style-name="Preformatted_20_Text"><text:span text:style-name="Source_20_Text"><text:s text:c="4"/>&lt;Pane fx:id="workspace" styleClass="gray-background"/&gt;</text:span></text:p>
      <text:p text:style-name="P2"><text:span text:style-name="Source_20_Text">&lt;/center&gt;</text:span></text:p>
      <text:p text:style-name="Text_20_body">Opis:</text:p>
      <text:list text:style-name="L12">
        <text:list-item>
          <text:p text:style-name="P13"><text:span text:style-name="Source_20_Text">workspace</text:span> – główny obszar roboczy (<text:span text:style-name="Source_20_Text">Pane</text:span>), stylizowany klasą CSS <text:span text:style-name="Source_20_Text">gray-background</text:span>.</text:p>
        </text:list-item>
        <text:list-item>
          <text:p text:style-name="P13">To tutaj dynamicznie dodawane są elementy topologii w metodzie kontrolera.</text:p>
        </text:list-item>
      </text:list>
      <text:p text:style-name="Text_20_body">Uwagi:</text:p>
      <text:list text:style-name="L13">
        <text:list-item>
          <text:p text:style-name="P14">Wszystkie <text:span text:style-name="Source_20_Text">fx:id</text:span> muszą odpowiadać polom oznaczonym <text:span text:style-name="Source_20_Text">@FXML</text:span> w klasie <text:span text:style-name="Source_20_Text">Application_run_time</text:span>.</text:p>
        </text:list-item>
        <text:list-item>
          <text:p text:style-name="P14">Plik wymaga zdefiniowanych klas CSS (<text:span text:style-name="Source_20_Text">style.css</text:span>) z klasami: <text:span text:style-name="Source_20_Text">less-important-text</text:span>, <text:span text:style-name="Source_20_Text">dark-panel</text:span>, <text:span text:style-name="Source_20_Text">image-button</text:span>, <text:span text:style-name="Source_20_Text">right-info-label</text:span>, <text:span text:style-name="Source_20_Text">gray-background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09:59:03.595255425</meta:creation-date>
    <dc:date>2025-07-02T09:59:27.971415508</dc:date>
    <meta:editing-duration>PT25S</meta:editing-duration>
    <meta:editing-cycles>1</meta:editing-cycles>
    <meta:document-statistic meta:table-count="0" meta:image-count="0" meta:object-count="0" meta:page-count="2" meta:paragraph-count="60" meta:word-count="262" meta:character-count="2646" meta:non-whitespace-character-count="2325"/>
    <meta:generator>LibreOffice/25.2.4.3$Linux_X86_64 LibreOffice_project/520$Build-3</meta:generator>
  </office:meta>
</office:document-meta>
</file>